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8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94006b"/>
    </style:style>
    <style:style style:name="T1" style:family="text">
      <style:text-properties fo:color="#94006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line draw:style-name="gr2" draw:text-style-name="P1" draw:layer="layout" svg:x1="6.2cm" svg:y1="3.4cm" svg:x2="13.6cm" svg:y2="9.4cm">
          <text:p/>
        </draw:line>
        <draw:frame draw:style-name="gr3" draw:layer="layout" svg:width="2.4cm" svg:height="0.962cm" svg:x="9.4cm" svg:y="4.8cm">
          <draw:text-box>
            <text:p>Strong</text:p>
          </draw:text-box>
        </draw:frame>
        <draw:frame draw:style-name="gr4" draw:layer="layout" svg:width="10.543cm" svg:height="0.962cm" svg:x="8.657cm" svg:y="19.6cm">
          <draw:text-box>
            <text:p>Object B strong reference count = 1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line draw:style-name="gr2" draw:text-style-name="P1" draw:layer="layout" svg:x1="6.2cm" svg:y1="3.4cm" svg:x2="13.6cm" svg:y2="9.4cm">
          <text:p/>
        </draw:line>
        <draw:frame draw:style-name="gr3" draw:layer="layout" svg:width="2.4cm" svg:height="0.962cm" svg:x="9.4cm" svg:y="4.8cm">
          <draw:text-box>
            <text:p>Strong</text:p>
          </draw:text-box>
        </draw:frame>
        <draw:frame draw:style-name="gr4" draw:layer="layout" svg:width="10.543cm" svg:height="0.962cm" svg:x="8.2cm" svg:y="19.6cm">
          <draw:text-box>
            <text:p>Object B strong reference count = 2</text:p>
          </draw:text-box>
        </draw:frame>
        <draw:rect draw:style-name="gr1" draw:text-style-name="P1" draw:layer="layout" svg:width="4.4cm" svg:height="1.6cm" svg:x="21.4cm" svg:y="1.4cm">
          <text:p text:style-name="P1">Object C</text:p>
        </draw:rect>
        <draw:rect draw:style-name="gr1" draw:text-style-name="P1" draw:layer="layout" svg:width="4.4cm" svg:height="1cm" svg:x="21.4cm" svg:y="3cm">
          <text:p text:style-name="P1">Property</text:p>
        </draw:rect>
        <draw:line draw:style-name="gr2" draw:text-style-name="P1" draw:layer="layout" svg:x1="21.4cm" svg:y1="3.6cm" svg:x2="13.6cm" svg:y2="9.4cm">
          <text:p/>
        </draw:line>
        <draw:frame draw:style-name="gr4" draw:layer="layout" svg:width="2.373cm" svg:height="0.962cm" svg:x="16.027cm" svg:y="4.8cm">
          <draw:text-box>
            <text:p>Strong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line draw:style-name="gr2" draw:text-style-name="P1" draw:layer="layout" svg:x1="6.2cm" svg:y1="3.4cm" svg:x2="13.6cm" svg:y2="9.4cm">
          <text:p/>
        </draw:line>
        <draw:frame draw:style-name="gr3" draw:layer="layout" svg:width="2.4cm" svg:height="0.962cm" svg:x="9.4cm" svg:y="4.8cm">
          <draw:text-box>
            <text:p>Strong</text:p>
          </draw:text-box>
        </draw:frame>
        <draw:frame draw:style-name="gr4" draw:layer="layout" svg:width="10.543cm" svg:height="0.962cm" svg:x="8.2cm" svg:y="19.6cm">
          <draw:text-box>
            <text:p>Object B strong reference count = 2</text:p>
          </draw:text-box>
        </draw:frame>
        <draw:rect draw:style-name="gr1" draw:text-style-name="P1" draw:layer="layout" svg:width="4.4cm" svg:height="1.6cm" svg:x="21.4cm" svg:y="1.4cm">
          <text:p text:style-name="P1">Object C</text:p>
        </draw:rect>
        <draw:rect draw:style-name="gr1" draw:text-style-name="P1" draw:layer="layout" svg:width="4.4cm" svg:height="1cm" svg:x="21.4cm" svg:y="3cm">
          <text:p text:style-name="P1">Property</text:p>
        </draw:rect>
        <draw:line draw:style-name="gr2" draw:text-style-name="P1" draw:layer="layout" svg:x1="21.4cm" svg:y1="3.6cm" svg:x2="13.6cm" svg:y2="9.4cm">
          <text:p/>
        </draw:line>
        <draw:frame draw:style-name="gr4" draw:layer="layout" svg:width="2.373cm" svg:height="0.962cm" svg:x="16.027cm" svg:y="4.8cm">
          <draw:text-box>
            <text:p>Strong</text:p>
          </draw:text-box>
        </draw:frame>
        <draw:rect draw:style-name="gr1" draw:text-style-name="P1" draw:layer="layout" svg:width="4.4cm" svg:height="1.6cm" svg:x="1.8cm" svg:y="17.6cm">
          <text:p text:style-name="P1">Object D</text:p>
        </draw:rect>
        <draw:rect draw:style-name="gr1" draw:text-style-name="P1" draw:layer="layout" svg:width="4.4cm" svg:height="1cm" svg:x="1.8cm" svg:y="19.2cm">
          <text:p text:style-name="P1">Property</text:p>
        </draw:rect>
        <draw:line draw:style-name="gr6" draw:text-style-name="P1" draw:layer="layout" svg:x1="6.2cm" svg:y1="19.6cm" svg:x2="13.6cm" svg:y2="11cm">
          <text:p/>
        </draw:line>
        <draw:frame draw:style-name="gr4" draw:layer="layout" svg:width="2.115cm" svg:height="0.962cm" svg:x="8.085cm" svg:y="14.2cm">
          <draw:text-box>
            <text:p>Weak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line draw:style-name="gr2" draw:text-style-name="P1" draw:layer="layout" svg:x1="6.2cm" svg:y1="3.4cm" svg:x2="13.6cm" svg:y2="9.4cm">
          <text:p/>
        </draw:line>
        <draw:frame draw:style-name="gr3" draw:layer="layout" svg:width="2.4cm" svg:height="0.962cm" svg:x="9.4cm" svg:y="4.8cm">
          <draw:text-box>
            <text:p>Strong</text:p>
          </draw:text-box>
        </draw:frame>
        <draw:frame draw:style-name="gr4" draw:layer="layout" svg:width="10.543cm" svg:height="0.962cm" svg:x="8.2cm" svg:y="19.6cm">
          <draw:text-box>
            <text:p>Object B strong reference count = 2</text:p>
          </draw:text-box>
        </draw:frame>
        <draw:rect draw:style-name="gr1" draw:text-style-name="P1" draw:layer="layout" svg:width="4.4cm" svg:height="1.6cm" svg:x="21.4cm" svg:y="1.4cm">
          <text:p text:style-name="P1">Object C</text:p>
        </draw:rect>
        <draw:rect draw:style-name="gr1" draw:text-style-name="P1" draw:layer="layout" svg:width="4.4cm" svg:height="1cm" svg:x="21.4cm" svg:y="3cm">
          <text:p text:style-name="P1">Property</text:p>
        </draw:rect>
        <draw:line draw:style-name="gr2" draw:text-style-name="P1" draw:layer="layout" svg:x1="21.4cm" svg:y1="3.6cm" svg:x2="13.6cm" svg:y2="9.4cm">
          <text:p/>
        </draw:line>
        <draw:frame draw:style-name="gr4" draw:layer="layout" svg:width="2.373cm" svg:height="0.962cm" svg:x="16.027cm" svg:y="4.8cm">
          <draw:text-box>
            <text:p>Strong</text:p>
          </draw:text-box>
        </draw:frame>
        <draw:rect draw:style-name="gr1" draw:text-style-name="P1" draw:layer="layout" svg:width="4.4cm" svg:height="1.6cm" svg:x="1.8cm" svg:y="17.6cm">
          <text:p text:style-name="P1">Object D</text:p>
        </draw:rect>
        <draw:rect draw:style-name="gr1" draw:text-style-name="P1" draw:layer="layout" svg:width="4.4cm" svg:height="1cm" svg:x="1.8cm" svg:y="19.2cm">
          <text:p text:style-name="P1">Property</text:p>
        </draw:rect>
        <draw:line draw:style-name="gr6" draw:text-style-name="P1" draw:layer="layout" svg:x1="6.2cm" svg:y1="19.6cm" svg:x2="13.6cm" svg:y2="11cm">
          <text:p/>
        </draw:line>
        <draw:frame draw:style-name="gr4" draw:layer="layout" svg:width="2.115cm" svg:height="0.962cm" svg:x="8.085cm" svg:y="14.2cm">
          <draw:text-box>
            <text:p>Weak</text:p>
          </draw:text-box>
        </draw:frame>
        <draw:rect draw:style-name="gr1" draw:text-style-name="P1" draw:layer="layout" svg:width="4.4cm" svg:height="1.6cm" svg:x="21.6cm" svg:y="17.4cm">
          <text:p text:style-name="P1">Object E</text:p>
        </draw:rect>
        <draw:rect draw:style-name="gr1" draw:text-style-name="P1" draw:layer="layout" svg:width="4.4cm" svg:height="1cm" svg:x="21.6cm" svg:y="19cm">
          <text:p text:style-name="P1">Property</text:p>
        </draw:rect>
        <draw:line draw:style-name="gr6" draw:text-style-name="P1" draw:layer="layout" svg:x1="21.6cm" svg:y1="19.4cm" svg:x2="13.8cm" svg:y2="11cm">
          <text:p/>
        </draw:line>
        <draw:frame draw:style-name="gr4" draw:layer="layout" svg:width="2.115cm" svg:height="0.962cm" svg:x="17.4cm" svg:y="14cm">
          <draw:text-box>
            <text:p>Weak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line draw:style-name="gr2" draw:text-style-name="P1" draw:layer="layout" svg:x1="6.2cm" svg:y1="3.4cm" svg:x2="13.6cm" svg:y2="9.4cm">
          <text:p/>
        </draw:line>
        <draw:frame draw:style-name="gr3" draw:layer="layout" svg:width="2.4cm" svg:height="0.962cm" svg:x="9.4cm" svg:y="4.8cm">
          <draw:text-box>
            <text:p>Strong</text:p>
          </draw:text-box>
        </draw:frame>
        <draw:frame draw:style-name="gr4" draw:layer="layout" svg:width="10.543cm" svg:height="0.962cm" svg:x="8.2cm" svg:y="19.6cm">
          <draw:text-box>
            <text:p>Object B strong reference count = 2</text:p>
          </draw:text-box>
        </draw:frame>
        <draw:rect draw:style-name="gr1" draw:text-style-name="P1" draw:layer="layout" svg:width="4.4cm" svg:height="1.6cm" svg:x="21.4cm" svg:y="1.4cm">
          <text:p text:style-name="P1">Object C</text:p>
        </draw:rect>
        <draw:rect draw:style-name="gr1" draw:text-style-name="P1" draw:layer="layout" svg:width="4.4cm" svg:height="1cm" svg:x="21.4cm" svg:y="3cm">
          <text:p text:style-name="P1">Property</text:p>
        </draw:rect>
        <draw:line draw:style-name="gr2" draw:text-style-name="P1" draw:layer="layout" svg:x1="21.4cm" svg:y1="3.6cm" svg:x2="13.6cm" svg:y2="9.4cm">
          <text:p/>
        </draw:line>
        <draw:frame draw:style-name="gr4" draw:layer="layout" svg:width="2.373cm" svg:height="0.962cm" svg:x="16.027cm" svg:y="4.8cm">
          <draw:text-box>
            <text:p>Strong</text:p>
          </draw:text-box>
        </draw:frame>
        <draw:rect draw:style-name="gr1" draw:text-style-name="P1" draw:layer="layout" svg:width="4.4cm" svg:height="1.6cm" svg:x="1.8cm" svg:y="17.6cm">
          <text:p text:style-name="P1">Object D</text:p>
        </draw:rect>
        <draw:rect draw:style-name="gr1" draw:text-style-name="P1" draw:layer="layout" svg:width="4.4cm" svg:height="1cm" svg:x="1.8cm" svg:y="19.2cm">
          <text:p text:style-name="P1">Property</text:p>
        </draw:rect>
        <draw:line draw:style-name="gr6" draw:text-style-name="P1" draw:layer="layout" svg:x1="6.2cm" svg:y1="19.6cm" svg:x2="13.6cm" svg:y2="11cm">
          <text:p/>
        </draw:line>
        <draw:frame draw:style-name="gr4" draw:layer="layout" svg:width="2.115cm" svg:height="0.962cm" svg:x="8.085cm" svg:y="14.2cm">
          <draw:text-box>
            <text:p>Weak</text:p>
          </draw:text-box>
        </draw:frame>
        <draw:rect draw:style-name="gr1" draw:text-style-name="P1" draw:layer="layout" svg:width="4.4cm" svg:height="1.6cm" svg:x="21.6cm" svg:y="17.4cm">
          <text:p text:style-name="P1">Object E</text:p>
        </draw:rect>
        <draw:rect draw:style-name="gr1" draw:text-style-name="P1" draw:layer="layout" svg:width="4.4cm" svg:height="1cm" svg:x="21.6cm" svg:y="19cm">
          <text:p text:style-name="P1">Property</text:p>
        </draw:rect>
        <draw:line draw:style-name="gr6" draw:text-style-name="P1" draw:layer="layout" svg:x1="21.6cm" svg:y1="19.4cm" svg:x2="13.8cm" svg:y2="11cm">
          <text:p/>
        </draw:line>
        <draw:frame draw:style-name="gr4" draw:layer="layout" svg:width="2.115cm" svg:height="0.962cm" svg:x="17.4cm" svg:y="14cm">
          <draw:text-box>
            <text:p>Weak</text:p>
          </draw:text-box>
        </draw:frame>
        <draw:rect draw:style-name="gr1" draw:text-style-name="P1" draw:layer="layout" svg:width="4.4cm" svg:height="1.6cm" svg:x="21.6cm" svg:y="8.2cm">
          <text:p text:style-name="P1">Object F</text:p>
        </draw:rect>
        <draw:rect draw:style-name="gr1" draw:text-style-name="P1" draw:layer="layout" svg:width="4.4cm" svg:height="1cm" svg:x="21.6cm" svg:y="9.8cm">
          <text:p text:style-name="P1">Property</text:p>
        </draw:rect>
        <draw:line draw:style-name="gr6" draw:text-style-name="P1" draw:layer="layout" svg:x1="21.6cm" svg:y1="10.2cm" svg:x2="16.6cm" svg:y2="10.2cm">
          <text:p/>
        </draw:line>
        <draw:frame draw:style-name="gr7" draw:layer="layout" svg:width="2.407cm" svg:height="0.962cm" svg:x="18.6cm" svg:y="9cm">
          <draw:text-box>
            <text:p>Assign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frame draw:style-name="gr3" draw:layer="layout" svg:width="2.4cm" svg:height="0.962cm" svg:x="4.4cm" svg:y="6.238cm">
          <draw:text-box>
            <text:p>Strong</text:p>
          </draw:text-box>
        </draw:frame>
        <draw:frame draw:style-name="gr4" draw:layer="layout" svg:width="10.543cm" svg:height="0.962cm" svg:x="8.2cm" svg:y="19.6cm">
          <draw:text-box>
            <text:p>Object B strong reference count = 1</text:p>
          </draw:text-box>
        </draw:frame>
        <draw:rect draw:style-name="gr1" draw:text-style-name="P1" draw:layer="layout" svg:width="4.4cm" svg:height="1.6cm" svg:x="21.4cm" svg:y="1.4cm">
          <text:p text:style-name="P1">Object C</text:p>
        </draw:rect>
        <draw:rect draw:style-name="gr1" draw:text-style-name="P1" draw:layer="layout" svg:width="4.4cm" svg:height="1cm" svg:x="21.4cm" svg:y="3cm">
          <text:p text:style-name="P1">Property</text:p>
        </draw:rect>
        <draw:line draw:style-name="gr2" draw:text-style-name="P1" draw:layer="layout" svg:x1="21.4cm" svg:y1="3.6cm" svg:x2="13.6cm" svg:y2="9.4cm">
          <text:p/>
        </draw:line>
        <draw:frame draw:style-name="gr4" draw:layer="layout" svg:width="2.373cm" svg:height="0.962cm" svg:x="16.027cm" svg:y="4.8cm">
          <draw:text-box>
            <text:p>Strong</text:p>
          </draw:text-box>
        </draw:frame>
        <draw:rect draw:style-name="gr1" draw:text-style-name="P1" draw:layer="layout" svg:width="4.4cm" svg:height="1.6cm" svg:x="1.8cm" svg:y="17.6cm">
          <text:p text:style-name="P1">Object D</text:p>
        </draw:rect>
        <draw:rect draw:style-name="gr1" draw:text-style-name="P1" draw:layer="layout" svg:width="4.4cm" svg:height="1cm" svg:x="1.8cm" svg:y="19.2cm">
          <text:p text:style-name="P1">Property</text:p>
        </draw:rect>
        <draw:line draw:style-name="gr6" draw:text-style-name="P1" draw:layer="layout" svg:x1="6.2cm" svg:y1="19.6cm" svg:x2="13.6cm" svg:y2="11cm">
          <text:p/>
        </draw:line>
        <draw:frame draw:style-name="gr4" draw:layer="layout" svg:width="2.115cm" svg:height="0.962cm" svg:x="8.085cm" svg:y="14.2cm">
          <draw:text-box>
            <text:p>Weak</text:p>
          </draw:text-box>
        </draw:frame>
        <draw:rect draw:style-name="gr1" draw:text-style-name="P1" draw:layer="layout" svg:width="4.4cm" svg:height="1.6cm" svg:x="21.6cm" svg:y="17.4cm">
          <text:p text:style-name="P1">Object E</text:p>
        </draw:rect>
        <draw:rect draw:style-name="gr1" draw:text-style-name="P1" draw:layer="layout" svg:width="4.4cm" svg:height="1cm" svg:x="21.6cm" svg:y="19cm">
          <text:p text:style-name="P1">Property</text:p>
        </draw:rect>
        <draw:line draw:style-name="gr6" draw:text-style-name="P1" draw:layer="layout" svg:x1="21.6cm" svg:y1="19.4cm" svg:x2="13.8cm" svg:y2="11cm">
          <text:p/>
        </draw:line>
        <draw:frame draw:style-name="gr4" draw:layer="layout" svg:width="2.115cm" svg:height="0.962cm" svg:x="17.4cm" svg:y="14cm">
          <draw:text-box>
            <text:p>Weak</text:p>
          </draw:text-box>
        </draw:frame>
        <draw:rect draw:style-name="gr1" draw:text-style-name="P3" draw:layer="layout" svg:width="4.4cm" svg:height="1.6cm" svg:x="2cm" svg:y="9.4cm">
          <text:p text:style-name="P1"><text:span text:style-name="T1">nil</text:span></text:p>
        </draw:rect>
        <draw:line draw:style-name="gr2" draw:text-style-name="P1" draw:layer="layout" svg:x1="4.2cm" svg:y1="4cm" svg:x2="4.2cm" svg:y2="9.4cm">
          <text:p/>
        </draw:line>
        <draw:rect draw:style-name="gr1" draw:text-style-name="P1" draw:layer="layout" svg:width="4.4cm" svg:height="1.6cm" svg:x="21.601cm" svg:y="8.2cm">
          <text:p text:style-name="P1">Object F</text:p>
        </draw:rect>
        <draw:rect draw:style-name="gr1" draw:text-style-name="P1" draw:layer="layout" svg:width="4.4cm" svg:height="1cm" svg:x="21.601cm" svg:y="9.8cm">
          <text:p text:style-name="P1">Property</text:p>
        </draw:rect>
        <draw:line draw:style-name="gr6" draw:text-style-name="P1" draw:layer="layout" svg:x1="21.601cm" svg:y1="10.2cm" svg:x2="16.601cm" svg:y2="10.2cm">
          <text:p/>
        </draw:line>
        <draw:frame draw:style-name="gr7" draw:layer="layout" svg:width="2.407cm" svg:height="0.962cm" svg:x="18.601cm" svg:y="9cm">
          <draw:text-box>
            <text:p>Assign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rect draw:style-name="gr1" draw:text-style-name="P1" draw:layer="layout" svg:width="4.4cm" svg:height="1.6cm" svg:x="1.8cm" svg:y="1.4cm">
          <text:p text:style-name="P1">Object A</text:p>
        </draw:rect>
        <draw:rect draw:style-name="gr1" draw:text-style-name="P1" draw:layer="layout" svg:width="4.4cm" svg:height="1cm" svg:x="1.8cm" svg:y="3cm">
          <text:p text:style-name="P1">Property</text:p>
        </draw:rect>
        <draw:rect draw:style-name="gr1" draw:text-style-name="P1" draw:layer="layout" svg:width="6cm" svg:height="1.6cm" svg:x="10.6cm" svg:y="9.4cm">
          <text:p text:style-name="P1">Object B</text:p>
        </draw:rect>
        <draw:frame draw:style-name="gr3" draw:layer="layout" svg:width="2.4cm" svg:height="0.962cm" svg:x="4.4cm" svg:y="6.238cm">
          <draw:text-box>
            <text:p>Strong</text:p>
          </draw:text-box>
        </draw:frame>
        <draw:frame draw:style-name="gr4" draw:layer="layout" svg:width="10.543cm" svg:height="0.962cm" svg:x="8.2cm" svg:y="19.6cm">
          <draw:text-box>
            <text:p>Object B strong reference count = 1</text:p>
          </draw:text-box>
        </draw:frame>
        <draw:rect draw:style-name="gr1" draw:text-style-name="P1" draw:layer="layout" svg:width="4.4cm" svg:height="1.6cm" svg:x="21.4cm" svg:y="1.4cm">
          <text:p text:style-name="P1">Object C</text:p>
        </draw:rect>
        <draw:rect draw:style-name="gr1" draw:text-style-name="P1" draw:layer="layout" svg:width="4.4cm" svg:height="1cm" svg:x="21.4cm" svg:y="3cm">
          <text:p text:style-name="P1">Property</text:p>
        </draw:rect>
        <draw:line draw:style-name="gr2" draw:text-style-name="P1" draw:layer="layout" svg:x1="21.4cm" svg:y1="3.6cm" svg:x2="13.6cm" svg:y2="9.4cm">
          <text:p/>
        </draw:line>
        <draw:frame draw:style-name="gr4" draw:layer="layout" svg:width="2.373cm" svg:height="0.962cm" svg:x="16.027cm" svg:y="4.8cm">
          <draw:text-box>
            <text:p>Strong</text:p>
          </draw:text-box>
        </draw:frame>
        <draw:rect draw:style-name="gr1" draw:text-style-name="P1" draw:layer="layout" svg:width="4.4cm" svg:height="1.6cm" svg:x="1.8cm" svg:y="17.6cm">
          <text:p text:style-name="P1">Object D</text:p>
        </draw:rect>
        <draw:rect draw:style-name="gr1" draw:text-style-name="P1" draw:layer="layout" svg:width="4.4cm" svg:height="1cm" svg:x="1.8cm" svg:y="19.2cm">
          <text:p text:style-name="P1">Property</text:p>
        </draw:rect>
        <draw:line draw:style-name="gr6" draw:text-style-name="P1" draw:layer="layout" svg:x1="6.2cm" svg:y1="19.6cm" svg:x2="13.6cm" svg:y2="11cm">
          <text:p/>
        </draw:line>
        <draw:frame draw:style-name="gr4" draw:layer="layout" svg:width="2.115cm" svg:height="0.962cm" svg:x="8.085cm" svg:y="14.2cm">
          <draw:text-box>
            <text:p>Weak</text:p>
          </draw:text-box>
        </draw:frame>
        <draw:rect draw:style-name="gr1" draw:text-style-name="P1" draw:layer="layout" svg:width="4.4cm" svg:height="1.6cm" svg:x="21.6cm" svg:y="17.4cm">
          <text:p text:style-name="P1">Object E</text:p>
        </draw:rect>
        <draw:rect draw:style-name="gr1" draw:text-style-name="P1" draw:layer="layout" svg:width="4.4cm" svg:height="1cm" svg:x="21.6cm" svg:y="19cm">
          <text:p text:style-name="P1">Property</text:p>
        </draw:rect>
        <draw:rect draw:style-name="gr1" draw:text-style-name="P3" draw:layer="layout" svg:width="4.4cm" svg:height="1.6cm" svg:x="2cm" svg:y="9.4cm">
          <text:p text:style-name="P1"><text:span text:style-name="T1">nil</text:span></text:p>
        </draw:rect>
        <draw:line draw:style-name="gr2" draw:text-style-name="P1" draw:layer="layout" svg:x1="4.2cm" svg:y1="4cm" svg:x2="4.2cm" svg:y2="9.4cm">
          <text:p/>
        </draw:line>
        <draw:line draw:style-name="gr8" draw:text-style-name="P1" draw:layer="layout" svg:x1="21.6cm" svg:y1="15.4cm" svg:x2="26cm" svg:y2="20.8cm">
          <text:p/>
        </draw:line>
        <draw:line draw:style-name="gr8" draw:text-style-name="P1" draw:layer="layout" svg:x1="26.4cm" svg:y1="15.2cm" svg:x2="22cm" svg:y2="20.8cm">
          <text:p/>
        </draw:line>
        <draw:rect draw:style-name="gr1" draw:text-style-name="P1" draw:layer="layout" svg:width="4.4cm" svg:height="1.6cm" svg:x="21.601cm" svg:y="8.2cm">
          <text:p text:style-name="P1">Object F</text:p>
        </draw:rect>
        <draw:rect draw:style-name="gr1" draw:text-style-name="P1" draw:layer="layout" svg:width="4.4cm" svg:height="1cm" svg:x="21.601cm" svg:y="9.8cm">
          <text:p text:style-name="P1">Property</text:p>
        </draw:rect>
        <draw:line draw:style-name="gr6" draw:text-style-name="P1" draw:layer="layout" svg:x1="21.601cm" svg:y1="10.2cm" svg:x2="16.601cm" svg:y2="10.2cm">
          <text:p/>
        </draw:line>
        <draw:frame draw:style-name="gr7" draw:layer="layout" svg:width="2.407cm" svg:height="0.962cm" svg:x="18.601cm" svg:y="9cm">
          <draw:text-box>
            <text:p>Assign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rect draw:style-name="gr1" draw:text-style-name="P1" draw:layer="layout" svg:width="4.4cm" svg:height="1.6cm" svg:x="1.85cm" svg:y="1.45cm">
          <text:p text:style-name="P1">Object A</text:p>
        </draw:rect>
        <draw:rect draw:style-name="gr1" draw:text-style-name="P1" draw:layer="layout" svg:width="4.4cm" svg:height="1cm" svg:x="1.85cm" svg:y="3.05cm">
          <text:p text:style-name="P1">Property</text:p>
        </draw:rect>
        <draw:rect draw:style-name="gr1" draw:text-style-name="P1" draw:layer="layout" svg:width="6cm" svg:height="1.6cm" svg:x="10.65cm" svg:y="9.45cm">
          <text:p text:style-name="P1">Object B</text:p>
        </draw:rect>
        <draw:frame draw:style-name="gr3" draw:layer="layout" svg:width="2.4cm" svg:height="0.962cm" svg:x="4.45cm" svg:y="6.288cm">
          <draw:text-box>
            <text:p>Strong</text:p>
          </draw:text-box>
        </draw:frame>
        <draw:frame draw:style-name="gr4" draw:layer="layout" svg:width="10.543cm" svg:height="0.962cm" svg:x="8.25cm" svg:y="19.65cm">
          <draw:text-box>
            <text:p>Object B strong reference count = 0</text:p>
          </draw:text-box>
        </draw:frame>
        <draw:rect draw:style-name="gr1" draw:text-style-name="P1" draw:layer="layout" svg:width="4.4cm" svg:height="1.6cm" svg:x="21.45cm" svg:y="1.45cm">
          <text:p text:style-name="P1">Object C</text:p>
        </draw:rect>
        <draw:rect draw:style-name="gr1" draw:text-style-name="P1" draw:layer="layout" svg:width="4.4cm" svg:height="1cm" svg:x="21.45cm" svg:y="3.05cm">
          <text:p text:style-name="P1">Property</text:p>
        </draw:rect>
        <draw:rect draw:style-name="gr1" draw:text-style-name="P1" draw:layer="layout" svg:width="4.4cm" svg:height="1.6cm" svg:x="1.85cm" svg:y="17.65cm">
          <text:p text:style-name="P1">Object D</text:p>
        </draw:rect>
        <draw:rect draw:style-name="gr1" draw:text-style-name="P1" draw:layer="layout" svg:width="4.4cm" svg:height="1cm" svg:x="1.85cm" svg:y="19.25cm">
          <text:p text:style-name="P1">Property</text:p>
        </draw:rect>
        <draw:line draw:style-name="gr6" draw:text-style-name="P1" draw:layer="layout" svg:x1="6.25cm" svg:y1="19.65cm" svg:x2="13.65cm" svg:y2="11.05cm">
          <text:p/>
        </draw:line>
        <draw:frame draw:style-name="gr4" draw:layer="layout" svg:width="2.115cm" svg:height="0.962cm" svg:x="8.135cm" svg:y="14.25cm">
          <draw:text-box>
            <text:p>Weak</text:p>
          </draw:text-box>
        </draw:frame>
        <draw:rect draw:style-name="gr1" draw:text-style-name="P1" draw:layer="layout" svg:width="4.4cm" svg:height="1.6cm" svg:x="21.65cm" svg:y="17.45cm">
          <text:p text:style-name="P1">Object E</text:p>
        </draw:rect>
        <draw:rect draw:style-name="gr1" draw:text-style-name="P1" draw:layer="layout" svg:width="4.4cm" svg:height="1cm" svg:x="21.65cm" svg:y="19.05cm">
          <text:p text:style-name="P1">Property</text:p>
        </draw:rect>
        <draw:rect draw:style-name="gr1" draw:text-style-name="P3" draw:layer="layout" svg:width="4.4cm" svg:height="1.6cm" svg:x="2.05cm" svg:y="9.45cm">
          <text:p text:style-name="P1"><text:span text:style-name="T1">nil</text:span></text:p>
        </draw:rect>
        <draw:line draw:style-name="gr2" draw:text-style-name="P1" draw:layer="layout" svg:x1="4.25cm" svg:y1="4.05cm" svg:x2="4.25cm" svg:y2="9.45cm">
          <text:p/>
        </draw:line>
        <draw:line draw:style-name="gr8" draw:text-style-name="P1" draw:layer="layout" svg:x1="21.65cm" svg:y1="15.45cm" svg:x2="26.05cm" svg:y2="20.85cm">
          <text:p/>
        </draw:line>
        <draw:line draw:style-name="gr8" draw:text-style-name="P1" draw:layer="layout" svg:x1="26.45cm" svg:y1="15.25cm" svg:x2="22.05cm" svg:y2="20.85cm">
          <text:p/>
        </draw:line>
        <draw:rect draw:style-name="gr1" draw:text-style-name="P1" draw:layer="layout" svg:width="4.4cm" svg:height="1.6cm" svg:x="21.651cm" svg:y="8.25cm">
          <text:p text:style-name="P1">Object F</text:p>
        </draw:rect>
        <draw:rect draw:style-name="gr1" draw:text-style-name="P1" draw:layer="layout" svg:width="4.4cm" svg:height="1cm" svg:x="21.651cm" svg:y="9.85cm">
          <text:p text:style-name="P1">Property</text:p>
        </draw:rect>
        <draw:line draw:style-name="gr6" draw:text-style-name="P1" draw:layer="layout" svg:x1="21.651cm" svg:y1="10.25cm" svg:x2="16.651cm" svg:y2="10.25cm">
          <text:p/>
        </draw:line>
        <draw:frame draw:style-name="gr7" draw:layer="layout" svg:width="2.407cm" svg:height="0.962cm" svg:x="18.651cm" svg:y="9.05cm">
          <draw:text-box>
            <text:p>Assign</text:p>
          </draw:text-box>
        </draw:frame>
        <draw:line draw:style-name="gr8" draw:text-style-name="P1" draw:layer="layout" svg:x1="21.6cm" svg:y1="0.2cm" svg:x2="26cm" svg:y2="5.6cm">
          <text:p/>
        </draw:line>
        <draw:line draw:style-name="gr8" draw:text-style-name="P1" draw:layer="layout" svg:x1="25.85cm" svg:y1="0.4cm" svg:x2="21.45cm" svg:y2="6cm">
          <text:p/>
        </draw:lin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rect draw:style-name="gr1" draw:text-style-name="P1" draw:layer="layout" svg:width="4.4cm" svg:height="1.6cm" svg:x="1.9cm" svg:y="1.45cm">
          <text:p text:style-name="P1">Object A</text:p>
        </draw:rect>
        <draw:rect draw:style-name="gr1" draw:text-style-name="P1" draw:layer="layout" svg:width="4.4cm" svg:height="1cm" svg:x="1.9cm" svg:y="3.05cm">
          <text:p text:style-name="P1">Property</text:p>
        </draw:rect>
        <draw:rect draw:style-name="gr1" draw:text-style-name="P1" draw:layer="layout" svg:width="6cm" svg:height="1.6cm" svg:x="10.7cm" svg:y="9.45cm">
          <text:p text:style-name="P1">Object B</text:p>
        </draw:rect>
        <draw:frame draw:style-name="gr3" draw:layer="layout" svg:width="2.4cm" svg:height="0.962cm" svg:x="4.5cm" svg:y="6.288cm">
          <draw:text-box>
            <text:p>Strong</text:p>
          </draw:text-box>
        </draw:frame>
        <draw:frame draw:style-name="gr4" draw:layer="layout" svg:width="10.543cm" svg:height="0.962cm" svg:x="8.3cm" svg:y="19.65cm">
          <draw:text-box>
            <text:p>Object B strong reference count = 0</text:p>
          </draw:text-box>
        </draw:frame>
        <draw:rect draw:style-name="gr1" draw:text-style-name="P1" draw:layer="layout" svg:width="4.4cm" svg:height="1.6cm" svg:x="21.5cm" svg:y="1.45cm">
          <text:p text:style-name="P1">Object C</text:p>
        </draw:rect>
        <draw:rect draw:style-name="gr1" draw:text-style-name="P1" draw:layer="layout" svg:width="4.4cm" svg:height="1cm" svg:x="21.5cm" svg:y="3.05cm">
          <text:p text:style-name="P1">Property</text:p>
        </draw:rect>
        <draw:rect draw:style-name="gr1" draw:text-style-name="P1" draw:layer="layout" svg:width="4.4cm" svg:height="1.6cm" svg:x="1.9cm" svg:y="17.65cm">
          <text:p text:style-name="P1">Object D</text:p>
        </draw:rect>
        <draw:rect draw:style-name="gr1" draw:text-style-name="P1" draw:layer="layout" svg:width="4.4cm" svg:height="1cm" svg:x="1.9cm" svg:y="19.25cm">
          <text:p text:style-name="P1">Property</text:p>
        </draw:rect>
        <draw:line draw:style-name="gr6" draw:text-style-name="P1" draw:layer="layout" svg:x1="4.4cm" svg:y1="17.65cm" svg:x2="4.4cm" svg:y2="11.2cm">
          <text:p/>
        </draw:line>
        <draw:frame draw:style-name="gr4" draw:layer="layout" svg:width="2.115cm" svg:height="0.962cm" svg:x="1.885cm" svg:y="14.8cm">
          <draw:text-box>
            <text:p>Weak</text:p>
          </draw:text-box>
        </draw:frame>
        <draw:rect draw:style-name="gr1" draw:text-style-name="P1" draw:layer="layout" svg:width="4.4cm" svg:height="1.6cm" svg:x="21.7cm" svg:y="17.45cm">
          <text:p text:style-name="P1">Object E</text:p>
        </draw:rect>
        <draw:rect draw:style-name="gr1" draw:text-style-name="P1" draw:layer="layout" svg:width="4.4cm" svg:height="1cm" svg:x="21.7cm" svg:y="19.05cm">
          <text:p text:style-name="P1">Property</text:p>
        </draw:rect>
        <draw:rect draw:style-name="gr1" draw:text-style-name="P3" draw:layer="layout" svg:width="4.4cm" svg:height="1.6cm" svg:x="2.1cm" svg:y="9.45cm">
          <text:p text:style-name="P1"><text:span text:style-name="T1">nil</text:span></text:p>
        </draw:rect>
        <draw:line draw:style-name="gr2" draw:text-style-name="P1" draw:layer="layout" svg:x1="4.3cm" svg:y1="4.05cm" svg:x2="4.3cm" svg:y2="9.45cm">
          <text:p/>
        </draw:line>
        <draw:line draw:style-name="gr8" draw:text-style-name="P1" draw:layer="layout" svg:x1="21.7cm" svg:y1="15.45cm" svg:x2="26.1cm" svg:y2="20.85cm">
          <text:p/>
        </draw:line>
        <draw:line draw:style-name="gr8" draw:text-style-name="P1" draw:layer="layout" svg:x1="26.5cm" svg:y1="15.25cm" svg:x2="22.1cm" svg:y2="20.85cm">
          <text:p/>
        </draw:line>
        <draw:rect draw:style-name="gr1" draw:text-style-name="P1" draw:layer="layout" svg:width="4.4cm" svg:height="1.6cm" svg:x="21.701cm" svg:y="8.25cm">
          <text:p text:style-name="P1">Object F</text:p>
        </draw:rect>
        <draw:rect draw:style-name="gr1" draw:text-style-name="P1" draw:layer="layout" svg:width="4.4cm" svg:height="1cm" svg:x="21.701cm" svg:y="9.85cm">
          <text:p text:style-name="P1">Property</text:p>
        </draw:rect>
        <draw:line draw:style-name="gr6" draw:text-style-name="P1" draw:layer="layout" svg:x1="21.701cm" svg:y1="10.25cm" svg:x2="16.701cm" svg:y2="10.25cm">
          <text:p/>
        </draw:line>
        <draw:frame draw:style-name="gr7" draw:layer="layout" svg:width="2.407cm" svg:height="0.962cm" svg:x="18.701cm" svg:y="9.05cm">
          <draw:text-box>
            <text:p>Assign</text:p>
          </draw:text-box>
        </draw:frame>
        <draw:line draw:style-name="gr8" draw:text-style-name="P1" draw:layer="layout" svg:x1="25.9cm" svg:y1="0.4cm" svg:x2="21.5cm" svg:y2="6cm">
          <text:p/>
        </draw:line>
        <draw:line draw:style-name="gr8" draw:text-style-name="P1" draw:layer="layout" svg:x1="21.6cm" svg:y1="0.6cm" svg:x2="26cm" svg:y2="6cm">
          <text:p/>
        </draw:line>
        <draw:line draw:style-name="gr8" draw:text-style-name="P1" draw:layer="layout" svg:x1="11.6cm" svg:y1="7.6cm" svg:x2="16cm" svg:y2="13cm">
          <text:p/>
        </draw:line>
        <draw:line draw:style-name="gr8" draw:text-style-name="P1" draw:layer="layout" svg:x1="15.8cm" svg:y1="7.8cm" svg:x2="11.4cm" svg:y2="13.4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5T23:19:34</meta:creation-date>
    <meta:editing-duration>PT59M41S</meta:editing-duration>
    <meta:editing-cycles>3</meta:editing-cycles>
    <dc:date>2013-10-06T00:38:19</dc:date>
    <meta:generator>OpenOffice/4.0.0$Unix OpenOffice.org_project/400m3$Build-9702</meta:generator>
    <meta:document-statistic meta:object-count="203"/>
  </office:meta>
</office:document-meta>
</file>